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c1d" officeooo:paragraph-rsid="0002ac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este es mi primer fichero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37:02.447850343</meta:creation-date>
    <dc:date>2024-05-16T08:38:08.879466169</dc:date>
    <meta:editing-duration>PT1M7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5"/>
    <meta:generator>LibreOffice/7.6.2.1$Linux_X86_64 LibreOffice_project/56f7684011345957bbf33a7ee678afaf4d2ba333</meta:generator>
  </office:meta>
</office:document-meta>
</file>